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P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1c3ee7" style:font-size-asian="14pt" style:font-size-complex="14pt"/>
    </style:style>
    <style:style style:name="P3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48a82d" style:font-size-asian="14pt" style:font-size-complex="14pt"/>
    </style:style>
    <style:style style:name="P4" style:family="paragraph" style:parent-style-name="Text_20_body">
      <loext:graphic-properties draw:fill-hatch-name="hatch"/>
      <style:paragraph-properties fo:margin-top="0.101cm" fo:margin-bottom="0.499cm" style:contextual-spacing="false" fo:line-height="115%" fo:break-before="page"/>
      <style:text-properties fo:font-size="14pt" officeooo:rsid="002789f0" officeooo:paragraph-rsid="002789f0" style:font-size-asian="14pt" style:font-size-complex="14pt"/>
    </style:style>
    <style:style style:name="P5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2820b" officeooo:paragraph-rsid="0042820b" style:font-size-asian="14pt" style:font-size-complex="14pt"/>
    </style:style>
    <style:style style:name="P6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48a82d"/>
    </style:style>
    <style:style style:name="P7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officeooo:paragraph-rsid="0049a967"/>
    </style:style>
    <style:style style:name="P8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28d6ad" officeooo:paragraph-rsid="0028d6ad" style:font-size-asian="14pt" style:font-size-complex="14pt"/>
    </style:style>
    <style:style style:name="P9" style:family="paragraph" style:parent-style-name="Text_20_body">
      <loext:graphic-properties draw:fill-hatch-name="hatch"/>
      <style:paragraph-properties fo:margin-top="0.101cm" fo:margin-bottom="0.101cm" style:contextual-spacing="false" fo:line-height="200%"/>
      <style:text-properties fo:font-size="14pt" officeooo:paragraph-rsid="001c3ee7" style:font-size-asian="14pt" style:font-size-complex="14pt"/>
    </style:style>
    <style:style style:name="P10" style:family="paragraph" style:parent-style-name="Text_20_body">
      <loext:graphic-properties draw:fill-hatch-name="hatch"/>
      <style:paragraph-properties fo:margin-top="0.101cm" fo:margin-bottom="0.101cm" style:contextual-spacing="false" fo:line-height="200%" fo:break-before="page"/>
      <style:text-properties fo:font-size="14pt" officeooo:paragraph-rsid="001c3ee7" style:font-size-asian="14pt" style:font-size-complex="14pt"/>
    </style:style>
    <style:style style:name="P11" style:family="paragraph" style:parent-style-name="Text_20_body">
      <loext:graphic-properties draw:fill-gradient-name="gradient" draw:fill-hatch-name="hatch"/>
      <style:paragraph-properties fo:margin-top="0.101cm" fo:margin-bottom="0.75cm" style:contextual-spacing="false" fo:line-height="200%"/>
      <style:text-properties fo:font-size="14pt" officeooo:paragraph-rsid="004e5d26" style:font-size-asian="14pt" style:font-size-complex="14pt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fo:font-size="14pt" officeooo:paragraph-rsid="005054a1" style:font-size-asian="14pt" style:font-size-complex="14pt"/>
    </style:style>
    <style:style style:name="P13" style:family="paragraph" style:parent-style-name="Text_20_body" style:list-style-name="L1">
      <loext:graphic-properties draw:fill-hatch-name="hatch"/>
      <style:paragraph-properties fo:margin-top="0cm" fo:margin-bottom="0.25cm" style:contextual-spacing="false" fo:line-height="100%"/>
      <style:text-properties fo:font-size="14pt" officeooo:rsid="004e5d26" officeooo:paragraph-rsid="004e5d26" style:font-size-asian="14pt" style:font-size-complex="14pt"/>
    </style:style>
    <style:style style:name="P14" style:family="paragraph" style:parent-style-name="Text_20_body" style:list-style-name="L1">
      <loext:graphic-properties draw:fill-hatch-name="hatch"/>
      <style:paragraph-properties fo:margin-top="0cm" fo:margin-bottom="1cm" style:contextual-spacing="false" fo:line-height="100%"/>
      <style:text-properties fo:font-size="14pt" officeooo:rsid="004e5d26" officeooo:paragraph-rsid="004e5d26" style:font-size-asian="14pt" style:font-size-complex="14pt"/>
    </style:style>
    <style:style style:name="P15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2789f0" officeooo:paragraph-rsid="00518c70" style:font-size-asian="14pt" style:font-size-complex="14pt"/>
    </style:style>
    <style:style style:name="P16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fo:font-size="14pt" officeooo:rsid="004926f4" officeooo:paragraph-rsid="0052e698" style:font-size-asian="14pt" style:font-size-complex="14pt"/>
    </style:style>
    <style:style style:name="P17" style:family="paragraph" style:parent-style-name="Text_20_body" style:master-page-name="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style:page-number="auto" fo:background-color="transparent"/>
      <style:text-properties fo:font-size="14pt" fo:font-style="italic" fo:font-weight="bold" officeooo:rsid="002789f0" officeooo:paragraph-rsid="004e5d26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Text_20_body">
      <loext:graphic-properties draw:fill="none" draw:fill-hatch-name="hatch"/>
      <style:paragraph-properties fo:margin-left="2cm" fo:margin-right="0cm" fo:margin-top="0.101cm" fo:margin-bottom="0.499cm" style:contextual-spacing="false" fo:line-height="115%" fo:text-indent="-1cm" style:auto-text-indent="false" fo:background-color="transparent"/>
      <style:text-properties fo:font-size="14pt" fo:font-style="italic" fo:font-weight="bold" officeooo:rsid="002789f0" officeooo:paragraph-rsid="004e5d26" style:font-size-asian="14pt" style:font-style-asian="italic" style:font-weight-asian="bold" style:font-size-complex="14pt" style:font-style-complex="italic" style:font-weight-complex="bold"/>
    </style:style>
    <style:style style:name="P19" style:family="paragraph" style:parent-style-name="Text_20_body">
      <loext:graphic-properties draw:fill-hatch-name="hatch"/>
      <style:paragraph-properties fo:margin-top="0.101cm" fo:margin-bottom="0.499cm" style:contextual-spacing="false" fo:line-height="115%"/>
      <style:text-properties officeooo:paragraph-rsid="0042820b"/>
    </style:style>
    <style:style style:name="P20" style:family="paragraph" style:parent-style-name="Text_20_body" style:list-style-name="L3"/>
    <style:style style:name="P21" style:family="paragraph" style:parent-style-name="Text_20_body">
      <loext:graphic-properties draw:fill-gradient-name="gradient" draw:fill-hatch-name="hatch"/>
      <style:paragraph-properties fo:margin-top="0cm" fo:margin-bottom="0.75cm" style:contextual-spacing="false" fo:line-height="200%"/>
      <style:text-properties officeooo:paragraph-rsid="005054a1"/>
    </style:style>
    <style:style style:name="P22" style:family="paragraph" style:parent-style-name="Text_20_body">
      <loext:graphic-properties draw:fill-hatch-name="hatch"/>
      <style:paragraph-properties fo:margin-top="0.101cm" fo:margin-bottom="0.499cm" style:contextual-spacing="false" fo:line-height="100%"/>
      <style:text-properties fo:font-style="normal" officeooo:paragraph-rsid="004e5d26" style:font-style-asian="normal" style:font-style-complex="normal"/>
    </style:style>
    <style:style style:name="T1" style:family="text">
      <style:text-properties officeooo:rsid="003f303a"/>
    </style:style>
    <style:style style:name="T2" style:family="text">
      <style:text-properties officeooo:rsid="0045ba2a"/>
    </style:style>
    <style:style style:name="T3" style:family="text">
      <style:text-properties officeooo:rsid="001c3ee7"/>
    </style:style>
    <style:style style:name="T4" style:family="text">
      <style:text-properties officeooo:rsid="0025b437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25b437" style:font-weight-asian="bold" style:font-weight-complex="bold"/>
    </style:style>
    <style:style style:name="T8" style:family="text">
      <style:text-properties officeooo:rsid="002c8a67"/>
    </style:style>
    <style:style style:name="T9" style:family="text">
      <style:text-properties officeooo:rsid="002cdea2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officeooo:rsid="0042820b" style:font-size-asian="14pt" style:font-size-complex="14pt"/>
    </style:style>
    <style:style style:name="T12" style:family="text">
      <style:text-properties fo:font-size="14pt" officeooo:rsid="004926f4" style:font-size-asian="14pt" style:font-size-complex="14pt"/>
    </style:style>
    <style:style style:name="T13" style:family="text">
      <style:text-properties fo:font-size="14pt" officeooo:rsid="005054a1" style:font-size-asian="14pt" style:font-size-complex="14pt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48a82d" style:font-size-asian="14pt" style:font-weight-asian="bold" style:font-size-complex="14pt" style:font-weight-complex="bold"/>
    </style:style>
    <style:style style:name="T16" style:family="text">
      <style:text-properties fo:font-size="14pt" fo:font-style="italic" fo:font-weight="normal" officeooo:rsid="0048a82d" style:font-size-asian="14pt" style:font-style-asian="italic" style:font-weight-asian="normal" style:font-size-complex="14pt" style:font-style-complex="italic" style:font-weight-complex="normal"/>
    </style:style>
    <style:style style:name="T17" style:family="text">
      <style:text-properties fo:font-size="14pt" fo:font-style="normal" fo:font-weight="normal" officeooo:rsid="0048a82d" style:font-size-asian="14pt" style:font-style-asian="normal" style:font-weight-asian="normal" style:font-size-complex="14pt" style:font-style-complex="normal" style:font-weight-complex="normal"/>
    </style:style>
    <style:style style:name="T18" style:family="text">
      <style:text-properties fo:font-size="14pt" fo:font-style="normal" fo:font-weight="bold" officeooo:rsid="0048a82d" style:font-size-asian="14pt" style:font-style-asian="normal" style:font-weight-asian="bold" style:font-size-complex="14pt" style:font-style-complex="normal" style:font-weight-complex="bold"/>
    </style:style>
    <style:style style:name="T19" style:family="text">
      <style:text-properties fo:font-size="14pt" fo:font-weight="normal" officeooo:rsid="0048a82d" style:font-size-asian="14pt" style:font-weight-asian="normal" style:font-size-complex="14pt" style:font-weight-complex="normal"/>
    </style:style>
    <style:style style:name="T20" style:family="text">
      <style:text-properties officeooo:rsid="0032b6a9"/>
    </style:style>
    <style:style style:name="T21" style:family="text">
      <style:text-properties officeooo:rsid="0035852a"/>
    </style:style>
    <style:style style:name="T22" style:family="text">
      <style:text-properties officeooo:rsid="003a90dc"/>
    </style:style>
    <style:style style:name="T23" style:family="text">
      <style:text-properties officeooo:rsid="003ad9c3"/>
    </style:style>
    <style:style style:name="T24" style:family="text">
      <style:text-properties fo:font-style="normal" fo:font-weight="bold" style:font-style-asian="normal" style:font-weight-asian="bold" style:font-style-complex="normal" style:font-weight-complex="bold"/>
    </style:style>
    <style:style style:name="T25" style:family="text">
      <style:text-properties officeooo:rsid="0042820b"/>
    </style:style>
    <style:style style:name="T26" style:family="text">
      <style:text-properties officeooo:rsid="002862eb"/>
    </style:style>
    <style:style style:name="T27" style:family="text">
      <style:text-properties officeooo:rsid="004926f4"/>
    </style:style>
    <style:style style:name="T28" style:family="text">
      <style:text-properties officeooo:rsid="004e5d26"/>
    </style:style>
    <style:style style:name="T29" style:family="text">
      <style:text-properties officeooo:rsid="005054a1"/>
    </style:style>
    <style:style style:name="T30" style:family="text">
      <style:text-properties officeooo:rsid="00518c70"/>
    </style:style>
    <style:style style:name="T31" style:family="text">
      <style:text-properties officeooo:rsid="0052e69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Call to Worship (Isaiah 57:14-15) / Opening prayer (John A)</text:p>
      <text:p text:style-name="Text_20_body">Praise: <text:span text:style-name="Emphasis">To God Be The Glory</text:span></text:p>
      <text:p text:style-name="Text_20_body">Bible Reading: Isaiah 7:10-14 (MarJo A)</text:p>
      <text:p text:style-name="Text_20_body">Announcements (JA)</text:p>
      <text:p text:style-name="Text_20_body">Sunday School (Mook L)</text:p>
      <text:p text:style-name="Text_20_body">Praise: <text:span text:style-name="Emphasis">Ancient of Days</text:span></text:p>
      <text:p text:style-name="Text_20_body">Prayer for the church and the world  (ML)</text:p>
      <text:p text:style-name="Text_20_body">Bible reading: Revelation 21:1-8 (JA)</text:p>
      <text:p text:style-name="Text_20_body">Praise: <text:span text:style-name="Emphasis">And Can It Be</text:span></text:p>
      <text:p text:style-name="Text_20_body">Bible reading: Matthew 1:18-25 (ML)</text:p>
      <text:p text:style-name="Text_20_body">Sermon: “GOD WITH US: WE WERE MADE TO BE WITH GOD” (ML)</text:p>
      <text:p text:style-name="Text_20_body">Praise: <text:span text:style-name="Emphasis">O Come All Ye Faithful</text:span></text:p>
      <text:p text:style-name="Text_20_body">Benediction (ML)</text:p>
      <text:p text:style-name="Text_20_body"/>
      <text:p text:style-name="Text_20_body"><text:span text:style-name="Strong_20_Emphasis">Sermon Outline</text:span></text:p>
      <text:p text:style-name="Text_20_body">“GOD WITH US: WE WERE MADE TO BE WITH GOD”   (Matthew 1:18-25)</text:p>
      <text:p text:style-name="Text_20_body">Introduction</text:p>
      <text:list text:style-name="L3">
        <text:list-item>
          <text:p text:style-name="P20">What it is meant to be</text:p>
        </text:list-item>
        <text:list-item>
          <text:p text:style-name="P20">What it isn’t meant to be</text:p>
        </text:list-item>
        <text:list-item>
          <text:p text:style-name="P20">Christ the Incarnate Saviour</text:p>
        </text:list-item>
        <text:list-item>
          <text:p text:style-name="P20">Christ’s blessing and our response</text:p>
        </text:list-item>
      </text:list>
      <text:p text:style-name="Text_20_body">Conclusion</text:p>
      <text:p text:style-name="P9"><text:span text:style-name="T7"/></text:p>
      <text:p text:style-name="P10"><text:span text:style-name="T7">Call to Worship</text:span><text:span text:style-name="T4"> Isaiah 57:14-15/ </text:span>Opening prayer (John A)</text:p>
      <text:p text:style-name="P6"><text:span text:style-name="T15">Praise: </text:span><text:span text:style-name="T16">To God Be The Glory</text:span></text:p>
      <text:p text:style-name="P6"><text:span text:style-name="T18">Bible Reading:</text:span><text:span text:style-name="T16"> </text:span><text:span text:style-name="T17">Isaiah 7:10-14 (MarJo A)</text:span></text:p>
      <text:p text:style-name="P7"><text:span text:style-name="T14">Announcements</text:span><text:span text:style-name="T10"> (John A)</text:span></text:p>
      <text:list text:style-name="L1">
        <text:list-item>
          <text:p text:style-name="P8">Morning Tea and fellowship after the service</text:p>
        </text:list-item>
        <text:list-item>
          <text:p text:style-name="P13">Church picnic today at Markham Reserve</text:p>
        </text:list-item>
        <text:list-item>
          <text:p text:style-name="P14">OCC Shoeboxes on display and we will pray for them (more from Gaye)</text:p>
        </text:list-item>
      </text:list>
      <text:p text:style-name="P22"><text:span text:style-name="T15">Sunday School</text:span><text:span text:style-name="T19"> (Mook L)</text:span></text:p>
      <text:p text:style-name="P22"><text:span text:style-name="T15">Praise:</text:span><text:span text:style-name="T19"> </text:span><text:span text:style-name="T16">Ancient of Days</text:span></text:p>
      <text:p text:style-name="P11"><text:span text:style-name="T6">Prayer for the church and the world:</text:span> (<text:span text:style-name="T29">Mook L</text:span>)</text:p>
      <text:p text:style-name="P3"><text:span text:style-name="T6">Bible Reading:</text:span> Revelation 21:1-8 (J<text:span text:style-name="T29">ohn </text:span>A)</text:p>
      <text:p text:style-name="P3"><text:span text:style-name="T24">Praise:</text:span><text:span text:style-name="T5"> And Can It Be</text:span> (OFFERING)</text:p>
      <text:p text:style-name="P12"><text:span text:style-name="T6">Bible Reading:</text:span> Matthew 1:18-25 (ML)</text:p>
      <text:p text:style-name="P21"><text:span text:style-name="T14">Sermon:</text:span><text:span text:style-name="T10"> “GOD WITH US: WE WERE MADE TO BE WITH GOD” (M</text:span><text:span text:style-name="T13">ook </text:span><text:span text:style-name="T10">L)</text:span></text:p>
      <text:p text:style-name="P2"><text:span text:style-name="T6">Praise:</text:span> <text:span text:style-name="T5">O Come All Ye Faithful</text:span></text:p>
      <text:p text:style-name="P2"><text:span text:style-name="T6">Benediction</text:span> (<text:span text:style-name="T29">Mook L</text:span>)</text:p>
      <text:p text:style-name="P4">Opening Prayer (Isaiah 57:14-15<text:span text:style-name="T8">)</text:span></text:p>
      <text:p text:style-name="P17">[14] And it shall be said, “Build up, build up, prepare the way, remove every obstruction from my people’s way.” </text:p>
      <text:p text:style-name="P18">[15] For thus says the One who is high and lifted up, who inhabits eternity, whose name is Holy: “I dwell in the high and holy place, and also with him who is of a contrite and lowly spirit, to revive the spirit of the lowly, and to revive the heart of the contrite.”</text:p>
      <text:p text:style-name="P15"><text:span text:style-name="T22">Heavenly </text:span>Father<text:span text:style-name="T20">,</text:span> we thank You <text:span text:style-name="T9">that </text:span><text:span text:style-name="T25">You </text:span><text:span text:style-name="T27">are </text:span><text:span text:style-name="T30">High and Lifted Up</text:span><text:span text:style-name="T27">, </text:span><text:span text:style-name="T30">inhabiting Eternity</text:span><text:span text:style-name="T25">. We </text:span><text:span text:style-name="T30">are low and look up to You Who are Awesome in Holiness. In ourselves we cannot enter Your Presence because of sin. Yet You have made a way for us, You have removed the Obstacle to us enjoying fellowship with You.</text:span></text:p>
      <text:p text:style-name="P15"><text:span text:style-name="T30">We </text:span><text:span text:style-name="T25">thank You that Jesus </text:span><text:span text:style-name="T27">showed us Your love and grace </text:span><text:span text:style-name="T30">by coming from Your Presence on high and becoming one of us in our lowly state</text:span><text:span text:style-name="T27">.</text:span></text:p>
      <text:p text:style-name="P15"><text:span text:style-name="T22">We thank You </text:span><text:span text:style-name="T30">that You have revived our spirits by making the Way for us to return to You, even though we were enemies who had turned away by our own sin. </text:span><text:span text:style-name="T31">We confess that we are still not perfect as You are Perfect, but we submit to Your discipline and instruction, under the guidance of the Holy Spirit.</text:span></text:p>
      <text:p text:style-name="P16"><text:span text:style-name="T30">We thank You that today we look afresh at what Your Word tells us of Jesus’ first coming, which we will soon celebrate at Christmas time. </text:span></text:p>
      <text:p text:style-name="P16">We commit this <text:span text:style-name="T31">appointed </text:span>time to You, especially so that we may praise and worship You, Father, Son and Holy Spirit.</text:p>
      <text:p text:style-name="P5"><text:span text:style-name="T23">I</text:span><text:span text:style-name="T21">n </text:span><text:span text:style-name="T23">Jesus Mighty</text:span><text:span text:style-name="T21"> Name we pray</text:span><text:span text:style-name="T26">, Amen.</text:span></text:p>
      <text:p text:style-name="P19"><text:span text:style-name="T11">[</text:span><text:span text:style-name="T12">Praise: To God Be The Glory</text:span><text:span text:style-name="T1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" svg:font-family="Roboto, Arial, sans-serif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8pt" fo:font-weight="bold" officeooo:rsid="0012a8b8" officeooo:paragraph-rsid="0012a8b8" style:font-size-asian="18pt" style:font-weight-asian="bold" style:font-size-complex="18pt" style:font-weight-complex="bold"/>
    </style:style>
    <style:style style:name="MT1" style:family="text">
      <style:text-properties officeooo:rsid="004e5d26"/>
    </style:style>
    <style:style style:name="MT2" style:family="text">
      <style:text-properties officeooo:rsid="003f303a"/>
    </style:style>
    <style:style style:name="MT3" style:family="text">
      <style:text-properties officeooo:rsid="0045ba2a"/>
    </style:style>
    <style:style style:name="MT4" style:family="text">
      <style:text-properties officeooo:rsid="001c3ee7"/>
    </style:style>
    <style:page-layout style:name="Mpm1">
      <style:page-layout-properties fo:page-width="21.001cm" fo:page-height="29.7cm" style:num-format="1" style:print-orientation="portrait" fo:margin-top="0.265cm" fo:margin-bottom="0.44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302cm" fo:margin-left="0cm" fo:margin-right="0cm" fo:margin-bottom="0.499cm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Order of Service <text:span text:style-name="MT1">20</text:span><text:span text:style-name="MT2">th</text:span> <text:span text:style-name="MT3">October</text:span> 202<text:span text:style-name="MT4">4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7T22:27:46.588100406</meta:creation-date>
    <dc:date>2024-10-19T21:49:53.216742429</dc:date>
    <meta:editing-duration>PT6H27M31S</meta:editing-duration>
    <meta:editing-cycles>41</meta:editing-cycles>
    <meta:generator>LibreOffice/24.2.5.2$Linux_X86_64 LibreOffice_project/420$Build-2</meta:generator>
    <meta:print-date>2024-10-12T21:45:31.180028685</meta:print-date>
    <meta:printed-by>PDF files</meta:printed-by>
    <meta:document-statistic meta:table-count="0" meta:image-count="0" meta:object-count="0" meta:page-count="3" meta:paragraph-count="48" meta:word-count="511" meta:character-count="2740" meta:non-whitespace-character-count="2279"/>
  </office:meta>
</office:document-meta>
</file>